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bbdd" officeooo:paragraph-rsid="0015bbdd"/>
    </style:style>
    <style:style style:name="P2" style:family="paragraph" style:parent-style-name="Standard">
      <style:text-properties officeooo:rsid="0015bbdd" officeooo:paragraph-rsid="001827fb"/>
    </style:style>
    <style:style style:name="P3" style:family="paragraph" style:parent-style-name="Standard">
      <style:text-properties officeooo:rsid="0016973b" officeooo:paragraph-rsid="0016973b"/>
    </style:style>
    <style:style style:name="P4" style:family="paragraph" style:parent-style-name="Standard">
      <style:text-properties officeooo:rsid="001827fb" officeooo:paragraph-rsid="001827fb"/>
    </style:style>
    <style:style style:name="P5" style:family="paragraph" style:parent-style-name="Standard">
      <style:text-properties officeooo:rsid="0018718e" officeooo:paragraph-rsid="0018718e"/>
    </style:style>
    <style:style style:name="P6" style:family="paragraph" style:parent-style-name="Standard">
      <style:text-properties officeooo:rsid="001a3b9c" officeooo:paragraph-rsid="001a3b9c"/>
    </style:style>
    <style:style style:name="P7" style:family="paragraph" style:parent-style-name="Standard">
      <style:text-properties fo:font-weight="bold" officeooo:rsid="0018718e" officeooo:paragraph-rsid="0018718e" style:font-weight-asian="bold" style:font-weight-complex="bold"/>
    </style:style>
    <style:style style:name="P8" style:family="paragraph" style:parent-style-name="Standard">
      <style:text-properties fo:font-weight="bold" officeooo:rsid="001a3b9c" officeooo:paragraph-rsid="001a3b9c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1a3b9c" officeooo:paragraph-rsid="001a3b9c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8718e" officeooo:paragraph-rsid="0018718e" style:font-weight-asian="normal" style:font-weight-complex="normal"/>
    </style:style>
    <style:style style:name="P11" style:family="paragraph" style:parent-style-name="Standard">
      <style:text-properties officeooo:rsid="001bf22f" officeooo:paragraph-rsid="001bf22f"/>
    </style:style>
    <style:style style:name="T1" style:family="text">
      <style:text-properties officeooo:rsid="001827fb"/>
    </style:style>
    <style:style style:name="T2" style:family="text">
      <style:text-properties officeooo:rsid="001871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o <text:s text:c="14"/>Home About Events Members Vlog Contact <text:s text:c="35"/>search bar</text:p>
      <text:p text:style-name="P1"/>
      <text:p text:style-name="P1"/>
      <text:p text:style-name="P4">Apply (application form page), Sign_up, in (user sign_up page), Contact Us </text:p>
      <text:p text:style-name="P1"/>
      <text:p text:style-name="P1"/>
      <text:p text:style-name="P1">Home <text:span text:style-name="T1">(index, about, contact_us)</text:span> </text:p>
      <text:p text:style-name="P1"/>
      <text:p text:style-name="P1">– About Modni (Brief description). Who are WE? Our Mission (redirect to About page button)</text:p>
      <text:p text:style-name="P1">- Want to Join? Apply! (Apply Button .. <text:s/>Application Form page)</text:p>
      <text:p text:style-name="P1">- Why Join Us? (About four reasons)</text:p>
      <text:p text:style-name="P1">- Join! (redirect to Members page)</text:p>
      <text:p text:style-name="P1">- Some of Our Recent Events! (Shows few event photos. When clicked redirect to its event) (Also has Past Events button to redirect to Events page)</text:p>
      <text:p text:style-name="P1">- Recent Vlog Posts (Shows few vlog posts)</text:p>
      <text:p text:style-name="P1"/>
      <text:p text:style-name="P1">About <text:span text:style-name="T2">(about from home controller)</text:span></text:p>
      <text:p text:style-name="P1"/>
      <text:p text:style-name="P1">- Our Desire! </text:p>
      <text:p text:style-name="P1">- Why did we start?</text:p>
      <text:p text:style-name="P1">- with nav picture, Our Mission, What makes us different, Why Choose Us? Where can you find Us?</text:p>
      <text:p text:style-name="P1">- Join button on a seperate nav bar</text:p>
      <text:p text:style-name="P1"/>
      <text:p text:style-name="P1">* Our team page, lists all members and short description</text:p>
      <text:p text:style-name="P1">* Apply</text:p>
      <text:p text:style-name="P1">* Sponsor Us!</text:p>
      <text:p text:style-name="P1"/>
      <text:p text:style-name="P1">Events <text:span text:style-name="T1">(index, show, new, edit, destroy)</text:span></text:p>
      <text:p text:style-name="P1"/>
      <text:p text:style-name="P1">- Lists all the pictures and short description to each of them</text:p>
      <text:p text:style-name="P1">- Likes are possible, Share are possible</text:p>
      <text:p text:style-name="P1">- If selected, Big title, next button, back button to list all of the events</text:p>
      <text:p text:style-name="P1"/>
      <text:p text:style-name="P2">Vlog <text:span text:style-name="T1">(index, show, new, edit, destroy)</text:span></text:p>
      <text:p text:style-name="P1"/>
      <text:p text:style-name="P1">- Shows date when filmed.</text:p>
      <text:p text:style-name="P1">- Left nav bar has Recent Posts listed about 5</text:p>
      <text:p text:style-name="P1"/>
      <text:p text:style-name="P1">Contact Us <text:span text:style-name="T2">(index contacts controller)</text:span></text:p>
      <text:p text:style-name="P1"/>
      <text:p text:style-name="P1">- Show map</text:p>
      <text:p text:style-name="P1">- Form for Name, Email, Subject, Your Message</text:p>
      <text:p text:style-name="P3">- Dont hesitate to talk to us! Blah blah</text:p>
      <text:p text:style-name="P3">- Feedback? Blah blah</text:p>
      <text:p text:style-name="P3">- Address, Email list</text:p>
      <text:p text:style-name="P3"/>
      <text:p text:style-name="P3"/>
      <text:p text:style-name="P3"/>
      <text:p text:style-name="P3"/>
      <text:p text:style-name="P3"><text:soft-page-break/></text:p>
      <text:p text:style-name="P3">Sign Up, Sign In, Admin</text:p>
      <text:p text:style-name="P3"/>
      <text:p text:style-name="P3">Random can view everything but cant create comment.</text:p>
      <text:p text:style-name="P3">Members can view everything + add comment, like, favourite</text:p>
      <text:p text:style-name="P3">Admin can add, edit, delete comments, vlogs, events etc... basically everything.</text:p>
      <text:p text:style-name="P3"/>
      <text:p text:style-name="P3"/>
      <text:p text:style-name="P3">Geocode where events are located and shows the distance. </text:p>
      <text:p text:style-name="P3"/>
      <text:p text:style-name="P3">Fund?</text:p>
      <text:p text:style-name="P3"/>
      <text:p text:style-name="P5">---Created Contact, Application model</text:p>
      <text:p text:style-name="P5"/>
      <text:p text:style-name="P5"/>
      <text:p text:style-name="P5"/>
      <text:p text:style-name="P11">To-dos:</text:p>
      <text:p text:style-name="P11"/>
      <text:p text:style-name="P11"/>
      <text:p text:style-name="P5">-User has many vlogs, events, comments</text:p>
      <text:p text:style-name="P5"/>
      <text:p text:style-name="P5">-vlogs have many comments have many likes, events have many comments have many likes</text:p>
      <text:p text:style-name="P5"/>
      <text:p text:style-name="P5">-comment belongs to user, vlog, event </text:p>
      <text:p text:style-name="P5"/>
      <text:p text:style-name="P7">models:</text:p>
      <text:p text:style-name="P7"/>
      <text:p text:style-name="P9">user first_name:string last_name:string email:string password_digest:string</text:p>
      <text:p text:style-name="P10">vlog title:string body:text user:references</text:p>
      <text:p text:style-name="P10">event title:string body:text user:references</text:p>
      <text:p text:style-name="P10">comment body:text vlog:references event:references user:references</text:p>
      <text:p text:style-name="P9">contact email:string first_name:string last_name:string message:text</text:p>
      <text:p text:style-name="P9">application first_name:string last_name:string email:string message:text</text:p>
      <text:p text:style-name="P9"/>
      <text:p text:style-name="P8">Controllers:</text:p>
      <text:p text:style-name="P6"/>
      <text:p text:style-name="P6">users, vlogs, events, comments, home, contac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20:43:21.819265869</meta:creation-date>
    <dc:date>2015-12-07T22:06:24.939801412</dc:date>
    <meta:editing-duration>PT5M29S</meta:editing-duration>
    <meta:editing-cycles>5</meta:editing-cycles>
    <meta:generator>LibreOffice/5.0.2.2$Linux_X86_64 LibreOffice_project/00m0$Build-2</meta:generator>
    <meta:document-statistic meta:table-count="0" meta:image-count="0" meta:object-count="0" meta:page-count="2" meta:paragraph-count="50" meta:word-count="355" meta:character-count="2306" meta:non-whitespace-character-count="1946"/>
  </office:meta>
</office:document-meta>
</file>